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2000002F678C58C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83cm, 4.227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5.954cm, 4.901cm, 0.29cm, 1.205cm)" draw:image-opacity="100%" style:mirror="none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color="#000000" draw:fill="none" draw:fill-color="#ffffff" fo:min-height="2.159cm" draw:shadow="hidden"/>
    </style:style>
    <style:style style:name="gr5" style:family="graphic" style:parent-style-name="standard">
      <style:graphic-properties draw:stroke="none" svg:stroke-color="#000000" draw:fill="none" draw:fill-color="#ffffff" fo:min-height="0.889cm" draw:shadow="hidden"/>
    </style:style>
    <style:style style:name="gr6" style:family="graphic" style:parent-style-name="standard">
      <style:graphic-properties draw:stroke="none" svg:stroke-color="#000000" draw:fill="none" draw:fill-color="#ffffff" fo:min-height="1.143cm" draw:shadow="hidden"/>
    </style:style>
    <style:style style:name="P1" style:family="paragraph">
      <style:paragraph-properties fo:text-align="center"/>
    </style:style>
    <style:style style:name="T1" style:family="text">
      <style:text-properties fo:text-shadow="none"/>
    </style:style>
    <style:style style:name="T2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366cm" svg:height="15.827cm" svg:x="1.016cm" svg:y="4.318cm">
          <draw:image xlink:href="Pictures/10000000000002F2000002F678C58C0E.png" xlink:type="simple" xlink:show="embed" xlink:actuate="onLoad">
            <text:p/>
          </draw:image>
        </draw:frame>
        <draw:frame draw:style-name="gr2" draw:text-style-name="P1" draw:layer="layout" svg:width="13.843cm" svg:height="3.81cm" svg:x="13.462cm" svg:y="1.143cm">
          <draw:image xlink:href="Pictures/10000000000002F2000002F678C58C0E.png" xlink:type="simple" xlink:show="embed" xlink:actuate="onLoad">
            <text:p/>
          </draw:image>
        </draw:frame>
        <draw:custom-shape draw:style-name="gr3" draw:text-style-name="P1" draw:layer="layout" svg:width="14.224cm" svg:height="3.937cm" svg:x="13.208cm" svg:y="0.508cm">
          <text:p/>
          <draw:enhanced-geometry svg:viewBox="0 0 21600 21600" draw:path-stretchpoint-x="10800" draw:path-stretchpoint-y="10800" draw:text-areas="?f3 ?f4 ?f5 ?f6" draw:type="round-rectangle" draw:modifiers="1892.33113255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0.066cm" svg:height="15.113cm" svg:x="0.762cm" svg:y="4.826cm">
          <text:p/>
          <draw:enhanced-geometry svg:viewBox="0 0 21600 21600" draw:path-stretchpoint-x="10800" draw:path-stretchpoint-y="10800" draw:text-areas="?f3 ?f4 ?f5 ?f6" draw:type="round-rectangle" draw:modifiers="675.9825327510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7.874cm" svg:height="2.409cm" svg:x="0.635cm" svg:y="0.508cm">
          <draw:text-box>
            <text:p><text:span text:style-name="T1">HARDWARE</text:span><text:span text:style-name="T2"> M</text:span>ODELS</text:p>
          </draw:text-box>
        </draw:frame>
        <draw:frame draw:style-name="gr5" draw:layer="layout" svg:width="4.953cm" svg:height="1.139cm" svg:x="13.589cm" svg:y="0.889cm">
          <draw:text-box>
            <text:p>Main hardware</text:p>
          </draw:text-box>
        </draw:frame>
        <draw:frame draw:style-name="gr6" draw:layer="layout" svg:width="4.953cm" svg:height="1.393cm" svg:x="15.494cm" svg:y="5.338cm">
          <draw:text-box>
            <text:p>NPU submod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7:57:41.675221970</meta:creation-date>
    <dc:date>2015-08-13T18:40:01.466089563</dc:date>
    <meta:editing-duration>PT26M39S</meta:editing-duration>
    <meta:editing-cycles>2</meta:editing-cycles>
    <meta:generator>LibreOffice/4.2.8.2$Linux_X86_64 LibreOffice_project/420m0$Build-2</meta:generator>
    <meta:document-statistic meta:object-count="7"/>
  </office:meta>
</office:document-meta>
</file>